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9b9" officeooo:paragraph-rsid="001b1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EM (Simple Open EtherCAT Master)</text:p>
      <text:p text:style-name="P1">Slaveinfo</text:p>
      <text:p text:style-name="P1">Starting slaveinfo</text:p>
      <text:p text:style-name="P1">ec_init on enx3c18a0098715 succeeded.</text:p>
      <text:p text:style-name="P1">1 slaves found and configured.</text:p>
      <text:p text:style-name="P1">Calculated workcounter 3</text:p>
      <text:p text:style-name="P1">Not all slaves reached safe operational state.</text:p>
      <text:p text:style-name="P1">Slave 1 State=12 StatusCode= <text:s/>25 : Invalid output mapping</text:p>
      <text:p text:style-name="P1"/>
      <text:p text:style-name="P1">Slave:1</text:p>
      <text:p text:style-name="P1"><text:s/>Name:ECR60</text:p>
      <text:p text:style-name="P1"><text:s/>Output size: 64bits</text:p>
      <text:p text:style-name="P1"><text:s/>Input size: 112bits</text:p>
      <text:p text:style-name="P1"><text:s/>State: 18</text:p>
      <text:p text:style-name="P1"><text:s/>Delay: 0[ns]</text:p>
      <text:p text:style-name="P1"><text:s/>Has DC: 1</text:p>
      <text:p text:style-name="P1"><text:s/>DCParentport:0</text:p>
      <text:p text:style-name="P1"><text:s/>Activeports:1.0.0.0</text:p>
      <text:p text:style-name="P1"><text:s/>Configured address: 1001</text:p>
      <text:p text:style-name="P1"><text:s/>Man: 00000a88 ID: 0a880001 Rev: 00000200</text:p>
      <text:p text:style-name="P1"><text:s/>SM0 A:1000 L: 128 F:00010026 Type:1</text:p>
      <text:p text:style-name="P1"><text:s/>SM1 A:1080 L: 128 F:00010022 Type:2</text:p>
      <text:p text:style-name="P1"><text:s/>SM2 A:1100 L: <text:s text:c="2"/>8 F:00010064 Type:3</text:p>
      <text:p text:style-name="P1"><text:s/>SM3 A:1400 L: <text:s/>14 F:00010020 Type:4</text:p>
      <text:p text:style-name="P1"><text:s/>FMMU0 Ls:00000000 Ll: <text:s text:c="2"/>8 Lsb:0 Leb:7 Ps:1100 Psb:0 Ty:02 Act:01</text:p>
      <text:p text:style-name="P1"><text:s/>FMMU1 Ls:00000008 Ll: <text:s/>14 Lsb:0 Leb:7 Ps:1400 Psb:0 Ty:01 Act:01</text:p>
      <text:p text:style-name="P1"><text:s/>FMMUfunc 0:3 1:1 2:2 3:0</text:p>
      <text:p text:style-name="P1"><text:s/>MBX length wr: 128 rd: 128 MBX protocols : 04</text:p>
      <text:p text:style-name="P1"><text:s/>CoE details: 0d FoE details: 00 EoE details: 00 SoE details: 00</text:p>
      <text:p text:style-name="P1"><text:s/>Ebus current: 0[mA]</text:p>
      <text:p text:style-name="P1"><text:s/>only LRD/LWR:0</text:p>
      <text:p text:style-name="P1">PDO mapping according to CoE :</text:p>
      <text:p text:style-name="P1"><text:s text:c="2"/>SM2 outputs</text:p>
      <text:p text:style-name="P1"><text:s text:c="5"/>addr b <text:s text:c="2"/>index: sub bitl data_type <text:s text:c="3"/>name</text:p>
      <text:p text:style-name="P1"><text:s text:c="2"/>[0x0000.0] 0x6040:0x00 0x10 UNSIGNED16 <text:s text:c="2"/>Control Word</text:p>
      <text:p text:style-name="P1"><text:s text:c="2"/>[0x0002.0] 0x607A:0x00 0x20 INTEGER32 <text:s text:c="3"/>Target Position</text:p>
      <text:p text:style-name="P1"><text:s text:c="2"/>[0x0006.0] 0x6060:0x00 0x08 INTEGER8 <text:s text:c="4"/>Modes of Operation</text:p>
      <text:p text:style-name="P1"><text:s text:c="2"/>[0x0007.0] 0x0000:0x00 0x08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[0x0008.0] 0x0000:0x00 0x00</text:p>
      <text:p text:style-name="P1"><text:s text:c="2"/>SM3 inputs</text:p>
      <text:p text:style-name="P1"><text:s text:c="5"/>addr b <text:s text:c="2"/>index: sub bitl data_type <text:s text:c="3"/>name</text:p>
      <text:p text:style-name="P1"><text:s text:c="2"/>[0x0008.0] 0x603F:0x00 0x10 UNSIGNED16 <text:s text:c="2"/>Error Code</text:p>
      <text:p text:style-name="P1"><text:s text:c="2"/>[0x000A.0] 0x6041:0x00 0x10 UNSIGNED16 <text:s text:c="2"/>Status Word</text:p>
      <text:p text:style-name="P1"><text:s text:c="2"/>[0x000C.0] 0x6064:0x00 0x20 INTEGER32 <text:s text:c="3"/>Position Actual Value</text:p>
      <text:p text:style-name="P1"><text:s text:c="2"/>[0x0010.0] 0x60FD:0x00 0x20 UNSIGNED32 <text:s text:c="2"/>Digital Inputs</text:p>
      <text:p text:style-name="P1"><text:soft-page-break/><text:s text:c="2"/>[0x0014.0] 0x6061:0x00 0x08 INTEGER8 <text:s text:c="4"/>Modes of Operation Display</text:p>
      <text:p text:style-name="P1"><text:s text:c="2"/>[0x0015.0] 0x0000:0x00 0x08</text:p>
      <text:p text:style-name="P1"><text:s text:c="2"/>[0x0016.0] 0x0000:0x00 0x00</text:p>
      <text:p text:style-name="P1"><text:s text:c="2"/>[0x0016.0] 0x0000:0x00 0x00</text:p>
      <text:p text:style-name="P1"><text:s text:c="2"/>[0x0016.0] 0x0000:0x00 0x00</text:p>
      <text:p text:style-name="P1"><text:s text:c="2"/>[0x0016.0] 0x0000:0x00 0x00</text:p>
      <text:p text:style-name="P1"><text:s text:c="2"/>[0x0016.0] 0x0000:0x00 0x00</text:p>
      <text:p text:style-name="P1"><text:s text:c="2"/>[0x0016.0] 0x0000:0x00 0x00</text:p>
      <text:p text:style-name="P1">End slaveinfo, close socket</text:p>
      <text:p text:style-name="P1">End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24:09.421340751</meta:creation-date>
    <dc:date>2020-05-28T11:29:40.650979999</dc:date>
    <meta:editing-duration>PT5M31S</meta:editing-duration>
    <meta:editing-cycles>1</meta:editing-cycles>
    <meta:document-statistic meta:table-count="0" meta:image-count="0" meta:object-count="0" meta:page-count="2" meta:paragraph-count="61" meta:word-count="268" meta:character-count="2013" meta:non-whitespace-character-count="1684"/>
    <meta:generator>LibreOffice/5.1.6.2$Linux_X86_64 LibreOffice_project/10m0$Build-2</meta:generator>
  </office:meta>
</office:document-meta>
</file>